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8" table:number-rows-spanned="1">
            <text:p>GONZALEZ CARDONA, IGNASI </text:p>
          </table:table-cell>
          <table:covered-table-cell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1">
          <table:table-cell table:style-name="ce3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3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3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</table:table-row>
        <table:table-row table:style-name="ro3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</table:table-row>
        <table:table-row table:style-name="ro3">
          <table:table-cell table:style-name="ce3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09:39:06.548954437</meta:creation-date>
    <dc:date>2022-12-09T09:42:18.090225762</dc:date>
    <meta:editing-duration>PT3M12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